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97cb" officeooo:paragraph-rsid="001197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hub: <text:a xlink:type="simple" xlink:href="https://github.com/PeanutSouth/Tec-Sop" text:style-name="Internet_20_link" text:visited-style-name="Visited_20_Internet_20_Link">https://github.com/PeanutSouth/Tec-Sop</text:a></text:p>
      <text:p text:style-name="P1">Integrantes: Posado Sebastian y Tucci Tizian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1T17:14:45.367383003</meta:creation-date>
    <dc:date>2023-03-21T17:15:40.296112379</dc:date>
    <meta:editing-duration>PT55S</meta:editing-duration>
    <meta:editing-cycles>1</meta:editing-cycles>
    <meta:document-statistic meta:table-count="0" meta:image-count="0" meta:object-count="0" meta:page-count="1" meta:paragraph-count="2" meta:word-count="9" meta:character-count="93" meta:non-whitespace-character-count="86"/>
    <meta:generator>LibreOffice/7.3.7.2$Linux_X86_64 LibreOffice_project/30$Build-2</meta:generator>
  </office:meta>
</office:document-meta>
</file>